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fo:font-weight="bold" officeooo:rsid="000fa13a" officeooo:paragraph-rsid="000fa13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; I should be bold, aligned center and r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0T07:47:15.997490529</meta:creation-date>
    <dc:date>2022-09-20T07:48:15.347343126</dc:date>
    <meta:editing-duration>PT59S</meta:editing-duration>
    <meta:editing-cycles>1</meta:editing-cycles>
    <meta:document-statistic meta:table-count="0" meta:image-count="0" meta:object-count="0" meta:page-count="1" meta:paragraph-count="1" meta:word-count="9" meta:character-count="47" meta:non-whitespace-character-count="39"/>
    <meta:generator>LibreOffice/7.3.2.2$MacOSX_AARCH64 LibreOffice_project/49f2b1bff42cfccbd8f788c8dc32c1c309559be0</meta:generator>
  </office:meta>
</office:document-meta>
</file>